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Change google account login&lt;/h4&gt;&lt;pre class="message"&gt;&lt;div class="author"&gt;user&lt;/div&gt;&lt;div&gt;if i log in with google, can i change google accounts?&lt;/div&gt;&lt;/pre&gt;&lt;pre class="message"&gt;&lt;div class="author"&gt;ChatGPT&lt;/div&gt;&lt;div&gt;Yes — if you originally chose **“Continue with Google”** to log in, your ChatGPT account is tied to the specific Google account you selected at that time. <text:s/></text:p>
      <text:p text:style-name="Standard"/>
      <text:p text:style-name="Standard">Here are the key points:</text:p>
      <text:p text:style-name="Standard"/>
      <text:p text:style-name="Standard">- **Switching accounts at login**: <text:s/></text:p>
      <text:p text:style-name="Standard"><text:s text:c="2"/>When you log out and click **“Continue with Google”** again, you’ll see a list of Google accounts (or be asked to add another). You can choose a different Google account. <text:s/></text:p>
      <text:p text:style-name="Standard"/>
      <text:p text:style-name="Standard">- **But**: Each Google account is treated as a *separate ChatGPT account*. That means if you switch, you’ll essentially be signing into a different ChatGPT identity — with its own history, subscription status, and settings (unless you explicitly moved your subscription). <text:s/></text:p>
      <text:p text:style-name="Standard"/>
      <text:p text:style-name="Standard">- **Changing the linked Google account**: <text:s/></text:p>
      <text:p text:style-name="Standard"><text:s text:c="2"/>You can’t directly “swap” which Google account is connected to your existing ChatGPT profile. If you want to consolidate under a different Google login, you’d usually need to change your login email in your ChatGPT **Account settings → Settings → Account → Manage account → Change email**. (This option only shows up if you’ve set a password login — if you’re purely on Google login, you may need to first set a password on your account.) <text:s/></text:p>
      <text:p text:style-name="Standard"/>
      <text:p text:style-name="Standard">Would you like me to break down the **steps to switch your existing account from Google login → password login → new Google login** so you don’t lose your current data and Plus plan?&lt;/div&gt;&lt;/pre&gt;&lt;pre class="message"&gt;&lt;div class="author"&gt;user&lt;/div&gt;&lt;div&gt;set a password on my account&lt;/div&gt;&lt;/pre&gt;&lt;pre class="message"&gt;&lt;div class="author"&gt;ChatGPT&lt;/div&gt;&lt;div&gt;Got it. Since your account was created using **Google login**, here’s how to add a password so you can later log in without Google (and then, if you want, change the email or link a different Google account): <text:s/></text:p>
      <text:p text:style-name="Standard"/>
      <text:p text:style-name="Standard">---</text:p>
      <text:p text:style-name="Standard"/>
      <text:p text:style-name="Standard">### 🔑 How to Set a Password on a Google-Login ChatGPT Account</text:p>
      <text:p text:style-name="Standard">1. **Log out** of ChatGPT if you’re currently signed in. <text:s/></text:p>
      <text:p text:style-name="Standard">2. Go to the **ChatGPT login page**. <text:s/></text:p>
      <text:p text:style-name="Standard">3. Instead of “Continue with Google,” click **“Forgot password?”**. <text:s/></text:p>
      <text:p text:style-name="Standard">4. Enter the **same email address** you use for your Google login. <text:s/></text:p>
      <text:p text:style-name="Standard"><text:s text:c="3"/>- You’ll get a password-reset email. <text:s/></text:p>
      <text:p text:style-name="Standard">5. Open the email and **set a new password**. <text:s/></text:p>
      <text:p text:style-name="Standard">6. From now on, you can log in with that email + password directly, **without Google**. <text:s/></text:p>
      <text:p text:style-name="Standard"/>
      <text:p text:style-name="Standard">---</text:p>
      <text:p text:style-name="Standard"/>
      <text:p text:style-name="Standard">### ✅ Why do this?</text:p>
      <text:p text:style-name="Standard">- It “unlocks” the **Account → Settings → Manage Account → Change email** option. <text:s/></text:p>
      <text:p text:style-name="Standard">- You can later update your login email or switch to a different login method. <text:s/></text:p>
      <text:p text:style-name="Standard">- It gives you a backup way to log in if Google sign-in is glitchy. <text:s/></text:p>
      <text:p text:style-name="Standard"/>
      <text:p text:style-name="Standard">---</text:p>
      <text:p text:style-name="Standard"><text:soft-page-break/></text:p>
      <text:p text:style-name="Standard">Do you want me to also walk you through the **next step** (changing your login email after the password is set), or do you just want to stop at “set password” for now?&lt;/div&gt;&lt;/pre&gt;&lt;pre class="message"&gt;&lt;div class="author"&gt;user&lt;/div&gt;&lt;div&gt;set an email log in if i originally logged in with google&lt;/div&gt;&lt;/pre&gt;&lt;pre class="message"&gt;&lt;div class="author"&gt;ChatGPT&lt;/div&gt;&lt;div&gt;Yes — you can absolutely add an **email + password login** to your account, even if you originally created it with Google. Here’s how:</text:p>
      <text:p text:style-name="Standard"/>
      <text:p text:style-name="Standard">---</text:p>
      <text:p text:style-name="Standard"/>
      <text:p text:style-name="Standard">### 🛠 Steps to Add Email Login to a Google-Created Account</text:p>
      <text:p text:style-name="Standard"/>
      <text:p text:style-name="Standard">1. **Log out** of ChatGPT. <text:s/></text:p>
      <text:p text:style-name="Standard">2. Go back to the **ChatGPT login page**. <text:s/></text:p>
      <text:p text:style-name="Standard">3. Instead of clicking **“Continue with Google”**, click **“Forgot password?”**. <text:s/></text:p>
      <text:p text:style-name="Standard">4. Enter the **same Gmail address** that you normally use with “Continue with Google.” <text:s/></text:p>
      <text:p text:style-name="Standard"><text:s text:c="3"/>- (Even if you’ve never set a password before, this still works.) <text:s/></text:p>
      <text:p text:style-name="Standard">5. You’ll get a **password reset email** at that Gmail. <text:s/></text:p>
      <text:p text:style-name="Standard">6. Open the email → follow the link → **set a new password**. <text:s/></text:p>
      <text:p text:style-name="Standard"/>
      <text:p text:style-name="Standard">---</text:p>
      <text:p text:style-name="Standard"/>
      <text:p text:style-name="Standard">### 🎉 After That</text:p>
      <text:p text:style-name="Standard">- You now have **two ways** to sign in: <text:s/></text:p>
      <text:p text:style-name="Standard"><text:s text:c="2"/>- “Continue with Google” (your old way), <text:s/></text:p>
      <text:p text:style-name="Standard"><text:s text:c="2"/>- or **Email + Password** (the new way). <text:s/></text:p>
      <text:p text:style-name="Standard">- With the password set, you’ll also unlock the option in **Settings → Account → Manage Account → Change email** if you want to move off Gmail entirely. <text:s/></text:p>
      <text:p text:style-name="Standard"/>
      <text:p text:style-name="Standard">---</text:p>
      <text:p text:style-name="Standard"/>
      <text:p text:style-name="Standard">⚠️ Important: This does **not** create a new ChatGPT account — it just adds another login method to the same one. Your history, subscription, and settings stay put. <text:s/></text:p>
      <text:p text:style-name="Standard"/>
      <text:p text:style-name="Standard">---</text:p>
      <text:p text:style-name="Standard"/>
      <text:p text:style-name="Standard">Want me to also show you the follow-up steps for **changing your login email** once you’ve added the password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05:59.327810169</meta:creation-date>
    <dc:date>2025-11-14T22:06:08.505148022</dc:date>
    <meta:editing-duration>PT10S</meta:editing-duration>
    <meta:editing-cycles>1</meta:editing-cycles>
    <meta:document-statistic meta:table-count="0" meta:image-count="0" meta:object-count="0" meta:page-count="2" meta:paragraph-count="43" meta:word-count="677" meta:character-count="4270" meta:non-whitespace-character-count="3559"/>
    <meta:generator>LibreOffice/24.2.7.2$Linux_X86_64 LibreOffice_project/420$Build-2</meta:generator>
  </office:meta>
</office:document-meta>
</file>